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6"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17" style:family="paragraph">
      <loext:graphic-properties draw:fill-color="#000000"/>
      <style:paragraph-properties fo:text-align="center"/>
    </style:style>
    <style:style style:name="P18" style:family="paragraph">
      <style:paragraph-properties fo:text-align="center"/>
    </style:style>
    <style:style style:name="P19" style:family="paragraph">
      <loext:graphic-properties draw:fill-color="#ffffff"/>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BATTLETECH: <text:span text:style-name="T11">OUTWORLDS</text:span><text:span text:style-name="T12"> WASTES<text:line-break/></text:span><text:span text:style-name="T10"><text:line-break/></text:span><text:span text:style-name="T13">LINDEN 'THE CASTLE'</text:span></text:h>
      <text:p text:style-name="P15"/>
      <text:p text:style-name="P2">---------------------------- START TRANSMISSION ---------------------------</text:p>
      <text:p text:style-name="P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15"/>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15"/>
      <text:p text:style-name="P9">Unit <text:span text:style-name="T2">Limits</text:span>: 6K BV for 1v1, <text:span text:style-name="T6">10</text:span>K for 2v2.</text:p>
      <text:p text:style-name="P14"/>
      <text:p text:style-name="P11">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14"/>
      <text:p text:style-name="P5"><draw:line text:anchor-type="paragraph" draw:z-index="2" draw:name="Horizontal line 7" draw:style-name="gr3" draw:text-style-name="P18" svg:x1="3.813in" svg:y1="0.0161in" svg:x2="3.8094in" svg:y2="2.0752in"><text:p/></draw:line><draw:line text:anchor-type="paragraph" draw:z-index="3" draw:name="Horizontal line 8" draw:style-name="gr3" draw:text-style-name="P18" svg:x1="2.3299in" svg:y1="1.0299in" svg:x2="5.1898in" svg:y2="1.0299in"><text:p/></draw:line><draw:custom-shape text:anchor-type="char" draw:z-index="4" draw:name="Shape 28" draw:style-name="gr2" draw:text-style-name="P17"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1" draw:text-style-name="P17"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19" svg:width="2.8504in" svg:height="2.0587in"><text:p/><draw:enhanced-geometry svg:viewBox="0 0 21600 21600" draw:type="rectangle" draw:enhanced-path="M 0 0 L 21600 0 21600 21600 0 21600 0 0 Z N"/></draw:custom-shape></text:p>
      <text:p text:style-name="P14"/>
      <text:p text:style-name="P10"><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17">The scenario ends when the Generalissimo</text:span><text:span text:style-name="T13">'s mech </text:span><text:span text:style-name="T17">is destroyed or reaches the extraction zone.</text:span></text:p>
      <text:p text:style-name="P13"/>
      <text:p text:style-name="P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12"/>
      <text:p text:style-name="P8"><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22T13:54:39.879904151</dc:date>
    <meta:editing-duration>PT19H53M41S</meta:editing-duration>
    <meta:editing-cycles>126</meta:editing-cycles>
    <meta:generator>LibreOffice/7.5.6.2$Linux_X86_64 LibreOffice_project/50$Build-2</meta:generator>
    <meta:document-statistic meta:table-count="0" meta:image-count="1" meta:object-count="0" meta:page-count="2" meta:paragraph-count="15" meta:word-count="425" meta:character-count="2825" meta:non-whitespace-character-count="2408"/>
  </office:meta>
</office:document-meta>
</file>